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2" style:family="paragraph" style:parent-style-name="Standard" style:list-style-name="L4">
      <style:text-properties fo:font-style="normal" fo:font-weight="normal" officeooo:rsid="001f6cfc" officeooo:paragraph-rsid="001f6cf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1dc49d" officeooo:paragraph-rsid="001dc49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fo:font-weight="normal" officeooo:rsid="001dc49d" officeooo:paragraph-rsid="001dc49d" style:font-style-asian="italic" style:font-weight-asian="normal" style:font-style-complex="italic" style:font-weight-complex="normal"/>
    </style:style>
    <style:style style:name="T1" style:family="text">
      <style:text-properties officeooo:rsid="001dc49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for <text:span text:style-name="T1">GP</text:span></text:p>
      <text:p text:style-name="P5">Make entries here as they come up in the practise.</text:p>
      <text:p text:style-name="P3"/>
      <text:p text:style-name="P4">Men’s health</text:p>
      <text:list xml:id="list2429921070" text:style-name="L4">
        <text:list-item>
          <text:p text:style-name="P2">Urogenital</text:p>
          <text:list>
            <text:list-item>
              <text:p text:style-name="P2">Prostate-related presentations</text:p>
              <text:list>
                <text:list-item>
                  <text:p text:style-name="P2">Prostate screening: <text:span text:style-name="T2">be able to counsel a patient about benefits/ risk of PSA screening for low risk/ high risk individuals.</text:span></text:p>
                </text:list-item>
                <text:list-item>
                  <text:p text:style-name="P2"/>
                </text:list-item>
              </text:list>
            </text:list-item>
          </text:list>
        </text:list-item>
      </text:list>
      <text:p text:style-name="P4"/>
      <text:p text:style-name="P4">Women’s health</text:p>
      <text:p text:style-name="P4"/>
      <text:p text:style-name="P4">Mental health</text:p>
      <text:p text:style-name="P4"/>
      <text:p text:style-name="P4">Children’s health</text:p>
      <text:p text:style-name="P4"/>
      <text:p text:style-name="P4">Health prevention</text:p>
      <text:p text:style-name="P4"/>
      <text:p text:style-name="P4">Chronic medical issue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12T22:55:08.726064578</meta:creation-date>
    <meta:generator>LibreOffice/6.0.7.3$Linux_X86_64 LibreOffice_project/00m0$Build-3</meta:generator>
    <dc:date>2019-03-12T23:09:38.031997143</dc:date>
    <dc:creator>Jack O'Shaughnessy</dc:creator>
    <meta:editing-duration>PT12M43S</meta:editing-duration>
    <meta:editing-cycles>6</meta:editing-cycles>
    <meta:document-statistic meta:table-count="0" meta:image-count="0" meta:object-count="0" meta:page-count="1" meta:paragraph-count="12" meta:word-count="53" meta:character-count="328" meta:non-whitespace-character-count="290"/>
  </office:meta>
</office:document-meta>
</file>